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da1" officeooo:paragraph-rsid="00170da1"/>
    </style:style>
    <style:style style:name="P2" style:family="paragraph" style:parent-style-name="Standard">
      <style:paragraph-properties fo:text-align="start" style:justify-single-word="false"/>
      <style:text-properties officeooo:rsid="00170da1" officeooo:paragraph-rsid="00170da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talla Principal</text:p>
      <text:p text:style-name="P1"/>
      <text:p text:style-name="P2"><text:span text:style-name="T1">id</text:span>:1</text:p>
      <text:p text:style-name="P2"><text:span text:style-name="T1">Titulo</text:span>: Boton de redireccion</text:p>
      <text:p text:style-name="P2"><text:span text:style-name="T1">Descripción</text:span>:</text:p>
      <text:p text:style-name="P2"><text:span text:style-name="T1">Precondiciones</text:span>:</text:p>
      <text:p text:style-name="P2"><text:span text:style-name="T1">Postcondiciones</text:span>:</text:p>
      <text:p text:style-name="P2"><text:span text:style-name="T1">Resultado esperado</text:span>: Una vez iniciamos sesión, que nos envié a la pantalla principal de la agenda</text:p>
      <text:p text:style-name="P2"><text:span text:style-name="T1">Prioridad</text:span>: Alta</text:p>
      <text:p text:style-name="P2"/>
      <text:p text:style-name="P2"><text:span text:style-name="T1">id</text:span>: 2</text:p>
      <text:p text:style-name="P2"><text:span text:style-name="T1">Titulo</text:span>: Botón de volver al login</text:p>
      <text:p text:style-name="P2"><text:span text:style-name="T1">Descripción</text:span>:</text:p>
      <text:p text:style-name="P2"><text:span text:style-name="T1">Precondiciones</text:span>:</text:p>
      <text:p text:style-name="P2"><text:span text:style-name="T1">Postcondicione</text:span>s:</text:p>
      <text:p text:style-name="P2"><text:span text:style-name="T1">Resultado esperado</text:span>: Volver a la pagina de login inicio de sesión</text:p>
      <text:p text:style-name="P2"><text:span text:style-name="T1">Prioridad</text:span>: Al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8:39:34.574144546</meta:creation-date>
    <dc:date>2024-08-02T18:49:05.252317555</dc:date>
    <meta:editing-duration>PT9M31S</meta:editing-duration>
    <meta:editing-cycles>1</meta:editing-cycles>
    <meta:document-statistic meta:table-count="0" meta:image-count="0" meta:object-count="0" meta:page-count="1" meta:paragraph-count="15" meta:word-count="52" meta:character-count="363" meta:non-whitespace-character-count="326"/>
    <meta:generator>LibreOffice/24.2.4.2$Linux_X86_64 LibreOffice_project/420$Build-2</meta:generator>
  </office:meta>
</office:document-meta>
</file>